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OFDM Doppler Shift Estimation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next steps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termine ideal resul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alculate the exact velocity from the receiver’s frame of reference.</text:p>
              </text:list-item>
              <text:list-item>
                <text:p>Use as ideal result for later comparis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Filter noise from audio fil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nalyse noise frequencies based on the noise only recordings.</text:p>
              </text:list-item>
              <text:list-item>
                <text:p>Filter noise frequencies from the audio samples.</text:p>
              </text:list-item>
              <text:list-item>
                <text:p>Save filtered files as new audio samp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alculate velocit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etermine Doppler Shift using</text:p>
                <text:list>
                  <text:list-item>
                    <text:p>FFT-based method.</text:p>
                  </text:list-item>
                  <text:list-item>
                    <text:p>OFDM-based method.</text:p>
                  </text:list-item>
                </text:list>
              </text:list-item>
              <text:list-item>
                <text:p>Deduce velocity from Doppler Shift.</text:p>
              </text:list-item>
              <text:list-item>
                <text:p>Plot the calculation resul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nalyze plo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etermine result accuracy for every audio sample and calculation method.</text:p>
                <text:list>
                  <text:list-item>
                    <text:p>Use the previously calculated ideal result as reference.</text:p>
                  </text:list-item>
                  <text:list-item>
                    <text:p>Optional: ignore outliers.</text:p>
                  </text:list-item>
                </text:list>
              </text:list-item>
              <text:list-item>
                <text:p>Find examples of good and bad results for use in final present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repare present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art 1: Introduce motivation</text:p>
              </text:list-item>
              <text:list-item>
                <text:p>Part 2: Doppler Shift and FFT-based method</text:p>
              </text:list-item>
              <text:list-item>
                <text:p>Part 3: OFDM-based method</text:p>
              </text:list-item>
              <text:list-item>
                <text:p>Part 4: Experiment setup</text:p>
              </text:list-item>
              <text:list-item>
                <text:p>Part 5: Discuss 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3T11:58:59.882174036</meta:creation-date>
    <meta:editing-duration>PT46M21S</meta:editing-duration>
    <meta:editing-cycles>13</meta:editing-cycles>
    <meta:generator>LibreOffice/5.4.0.3$Linux_X86_64 LibreOffice_project/40m0$Build-3</meta:generator>
    <dc:date>2017-08-23T14:01:51.130221263</dc:date>
    <meta:document-statistic meta:object-count="5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